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rier new" svg:font-family="'Courrier new'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3pt" officeooo:paragraph-rsid="000d145a" style:font-size-asian="13pt" style:font-size-complex="13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rsid="0030fbe8" officeooo:paragraph-rsid="002f03cb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1b8188" officeooo:paragraph-rsid="001b8188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1c5eea" officeooo:paragraph-rsid="001c5eea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32074a" officeooo:paragraph-rsid="0032074a" style:font-name-asian="Monospace" style:font-size-asian="10.5pt" style:font-name-complex="Monospace" style:font-size-complex="12pt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4610a5" style:font-name-asian="Monospace" style:font-size-asian="10.5pt" style:font-name-complex="Monospace" style:font-size-complex="12pt"/>
    </style:style>
    <style:style style:name="P1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7ac998" style:font-name-asian="Monospace" style:font-size-asian="10.5pt" style:font-name-complex="Monospace" style:font-size-complex="12pt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e569d" officeooo:paragraph-rsid="004e569d" style:font-name-asian="Monospace" style:font-size-asian="10.5pt" style:font-name-complex="Monospace" style:font-size-complex="12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officeooo:rsid="001b8188" officeooo:paragraph-rsid="001b8188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2c822b" officeooo:paragraph-rsid="002f03cb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2074a" officeooo:paragraph-rsid="00540da8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3bc7e" officeooo:paragraph-rsid="0033bc7e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60749" officeooo:paragraph-rsid="006fe874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32074a" officeooo:paragraph-rsid="0032074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4ac041" officeooo:paragraph-rsid="004ac041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54ea59" officeooo:paragraph-rsid="0054ea5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style:text-underline-style="none" officeooo:rsid="004cc2e5" officeooo:paragraph-rsid="004cc2e5" style:font-name-asian="Monospace" style:font-size-asian="11pt" style:font-name-complex="Monospace" style:font-size-complex="11pt"/>
    </style:style>
    <style:style style:name="P2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style:text-underline-style="none" officeooo:rsid="005ea1de" officeooo:paragraph-rsid="005ea1de" style:font-name-asian="Monospace" style:font-size-asian="11pt" style:font-name-complex="Monospace" style:font-size-complex="11pt"/>
    </style:style>
    <style:style style:name="P2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60749" officeooo:paragraph-rsid="00360749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60749" officeooo:paragraph-rsid="00388a0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8665e" officeooo:paragraph-rsid="0038665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41d5ef" officeooo:paragraph-rsid="0041d5e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43656e" officeooo:paragraph-rsid="0043656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0d145a"/>
    </style:style>
    <style:style style:name="P3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0d145a" style:font-name-asian="ArialMT" style:font-size-asian="13pt" style:font-weight-asian="bold" style:font-name-complex="ArialMT" style:font-size-complex="13pt" style:font-weight-complex="bold"/>
    </style:style>
    <style:style style:name="P3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0d145a" style:font-name-asian="Helvetica" style:font-size-asian="12pt" style:font-weight-asian="normal" style:font-name-complex="Helvetica" style:font-size-complex="12pt" style:font-weight-complex="normal"/>
    </style:style>
    <style:style style:name="P3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paragraph-rsid="000f7984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paragraph-rsid="001a4bb2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7fbea4" style:font-name-asian="Monospace" style:font-size-asian="10.5pt" style:font-name-complex="Monospace" style:font-size-complex="12pt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1cf17" officeooo:paragraph-rsid="0081cf17" style:font-name-asian="Monospace" style:font-size-asian="10.5pt" style:font-weight-asian="normal" style:font-name-complex="Monospace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3a04d" officeooo:paragraph-rsid="0083a04d" style:font-name-asian="Monospace" style:font-size-asian="10.5pt" style:font-weight-asian="normal" style:font-name-complex="Monospace" style:font-size-complex="12pt" style:font-weight-complex="normal"/>
    </style:style>
    <style:style style:name="P4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3a04d" officeooo:paragraph-rsid="008b4fbe" style:font-name-asian="Monospace" style:font-size-asian="10.5pt" style:font-weight-asian="normal" style:font-name-complex="Monospace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3a04d" officeooo:paragraph-rsid="008d19a9" style:font-name-asian="Monospace" style:font-size-asian="10.5pt" style:font-weight-asian="normal" style:font-name-complex="Monospace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3c803" officeooo:paragraph-rsid="0083c803" style:font-name-asian="Monospace" style:font-size-asian="10.5pt" style:font-weight-asian="normal" style:font-name-complex="Monospace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8be0a7" officeooo:paragraph-rsid="008be0a7" style:font-name-asian="Monospace" style:font-size-asian="10.5pt" style:font-weight-asian="normal" style:font-name-complex="Monospace" style:font-size-complex="12pt" style:font-weight-complex="normal"/>
    </style:style>
    <style:style style:name="P4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907577" officeooo:paragraph-rsid="00907577" style:font-name-asian="Monospace" style:font-size-asian="10.5pt" style:font-weight-asian="normal" style:font-name-complex="Monospace" style:font-size-complex="12pt" style:font-weight-complex="normal"/>
    </style:style>
    <style:style style:name="P4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officeooo:paragraph-rsid="0081cf17"/>
    </style:style>
    <style:style style:name="P48" style:family="paragraph" style:parent-style-name="Standard" style:list-style-name="L1">
      <style:paragraph-properties fo:margin-left="1.251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MT" fo:font-size="12pt" fo:font-weight="bold" officeooo:rsid="0029731a" style:font-name-asian="Helvetica" style:font-size-asian="12pt" style:font-weight-asian="bold" style:font-name-complex="Helvetica" style:font-size-complex="12pt" style:font-weight-complex="bold"/>
    </style:style>
    <style:style style:name="T3" style:family="text">
      <style:text-properties style:font-name="ArialMT" fo:font-size="12pt" fo:font-weight="bold" officeooo:rsid="0029ec8a" style:font-name-asian="Helvetica" style:font-size-asian="12pt" style:font-weight-asian="bold" style:font-name-complex="Helvetica" style:font-size-complex="12pt" style:font-weight-complex="bold"/>
    </style:style>
    <style:style style:name="T4" style:family="text">
      <style:text-properties style:font-name="ArialMT" fo:font-size="12pt" fo:font-weight="bold" officeooo:rsid="002a8d66" style:font-name-asian="Helvetica" style:font-size-asian="12pt" style:font-weight-asian="bold" style:font-name-complex="Helvetica" style:font-size-complex="12pt" style:font-weight-complex="bold"/>
    </style:style>
    <style:style style:name="T5" style:family="text">
      <style:text-properties style:font-name="ArialMT" fo:font-size="12pt" fo:font-weight="bold" officeooo:rsid="003e6883" style:font-name-asian="Helvetica" style:font-size-asian="12pt" style:font-weight-asian="bold" style:font-name-complex="Helvetica" style:font-size-complex="12pt" style:font-weight-complex="bold"/>
    </style:style>
    <style:style style:name="T6" style:family="text">
      <style:text-properties style:font-name="ArialMT" fo:font-size="12pt" fo:font-weight="bold" officeooo:rsid="0053451a" style:font-name-asian="Helvetica" style:font-size-asian="12pt" style:font-weight-asian="bold" style:font-name-complex="Helvetica" style:font-size-complex="12pt" style:font-weight-complex="bold"/>
    </style:style>
    <style:style style:name="T7" style:family="text">
      <style:text-properties style:font-name="ArialMT" fo:font-size="12pt" fo:font-weight="bold" officeooo:rsid="0081cf17" style:font-name-asian="Helvetica" style:font-size-asian="12pt" style:font-weight-asian="bold" style:font-name-complex="Helvetica" style:font-size-complex="12pt" style:font-weight-complex="bold"/>
    </style:style>
    <style:style style:name="T8" style:family="text">
      <style:text-properties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9" style:family="text">
      <style:text-properties style:font-name="ArialMT" fo:font-size="12pt" style:text-underline-style="solid" style:text-underline-width="auto" style:text-underline-color="font-color" fo:font-weight="bold" officeooo:rsid="001c747f" style:font-name-asian="ArialMT" style:font-size-asian="12pt" style:font-weight-asian="bold" style:font-name-complex="ArialMT" style:font-size-complex="12pt" style:font-weight-complex="bold"/>
    </style:style>
    <style:style style:name="T10" style:family="text">
      <style:text-properties style:font-name="ArialMT" fo:font-size="12pt" style:text-underline-style="solid" style:text-underline-width="auto" style:text-underline-color="font-color" fo:font-weight="bold" officeooo:rsid="0081cf17" style:font-name-asian="ArialMT" style:font-size-asian="12pt" style:font-weight-asian="bold" style:font-name-complex="ArialMT" style:font-size-complex="12pt" style:font-weight-complex="bold"/>
    </style:style>
    <style:style style:name="T11" style:family="text">
      <style:text-properties style:font-name="ArialMT" fo:font-size="12pt" style:text-underline-style="none" fo:font-weight="bold" style:font-name-asian="ArialMT" style:font-size-asian="12pt" style:font-weight-asian="bold" style:font-name-complex="ArialMT" style:font-size-complex="12pt" style:font-weight-complex="bold"/>
    </style:style>
    <style:style style:name="T12" style:family="text">
      <style:text-properties style:font-name="ArialMT" fo:font-size="12pt" style:text-underline-style="none" fo:font-weight="bold" officeooo:rsid="00239c5f" style:font-name-asian="ArialMT" style:font-size-asian="12pt" style:font-weight-asian="bold" style:font-name-complex="ArialMT" style:font-size-complex="12pt" style:font-weight-complex="bold"/>
    </style:style>
    <style:style style:name="T13" style:family="text">
      <style:text-properties style:font-name="ArialMT" fo:font-size="12pt" style:font-name-asian="Helvetica" style:font-size-asian="12pt" style:font-name-complex="Helvetica" style:font-size-complex="12pt"/>
    </style:style>
    <style:style style:name="T14" style:family="text">
      <style:text-properties style:font-name="ArialMT" fo:font-size="12pt" officeooo:rsid="002a8d66" style:font-name-asian="Helvetica" style:font-size-asian="12pt" style:font-name-complex="Helvetica" style:font-size-complex="12pt"/>
    </style:style>
    <style:style style:name="T15" style:family="text">
      <style:text-properties style:font-name="ArialMT" fo:font-size="12pt" officeooo:rsid="002cfb8b" style:font-name-asian="Helvetica" style:font-size-asian="12pt" style:font-name-complex="Helvetica" style:font-size-complex="12pt"/>
    </style:style>
    <style:style style:name="T16" style:family="text">
      <style:text-properties style:font-name="ArialMT" fo:font-size="12pt" officeooo:rsid="002d550c" style:font-name-asian="Helvetica" style:font-size-asian="12pt" style:font-name-complex="Helvetica" style:font-size-complex="12pt"/>
    </style:style>
    <style:style style:name="T17" style:family="text">
      <style:text-properties style:font-name="ArialMT" fo:font-size="12pt" officeooo:rsid="002f03cb" style:font-name-asian="Helvetica" style:font-size-asian="12pt" style:font-name-complex="Helvetica" style:font-size-complex="12pt"/>
    </style:style>
    <style:style style:name="T18" style:family="text">
      <style:text-properties style:font-name="ArialMT" fo:font-size="12pt" officeooo:rsid="0030fbe8" style:font-name-asian="Helvetica" style:font-size-asian="12pt" style:font-name-complex="Helvetica" style:font-size-complex="12pt"/>
    </style:style>
    <style:style style:name="T19" style:family="text">
      <style:text-properties style:font-name="ArialMT" fo:font-size="12pt" officeooo:rsid="00357f63" style:font-name-asian="Helvetica" style:font-size-asian="12pt" style:font-name-complex="Helvetica" style:font-size-complex="12pt"/>
    </style:style>
    <style:style style:name="T20" style:family="text">
      <style:text-properties style:font-name="ArialMT" fo:font-size="12pt" officeooo:rsid="00360749" style:font-name-asian="Helvetica" style:font-size-asian="12pt" style:font-name-complex="Helvetica" style:font-size-complex="12pt"/>
    </style:style>
    <style:style style:name="T21" style:family="text">
      <style:text-properties style:font-name="ArialMT" fo:font-size="12pt" officeooo:rsid="00363e7a" style:font-name-asian="Helvetica" style:font-size-asian="12pt" style:font-name-complex="Helvetica" style:font-size-complex="12pt"/>
    </style:style>
    <style:style style:name="T22" style:family="text">
      <style:text-properties style:font-name="ArialMT" fo:font-size="12pt" officeooo:rsid="003bf997" style:font-name-asian="Helvetica" style:font-size-asian="12pt" style:font-name-complex="Helvetica" style:font-size-complex="12pt"/>
    </style:style>
    <style:style style:name="T23" style:family="text">
      <style:text-properties style:font-name="ArialMT" fo:font-size="12pt" officeooo:rsid="003c7a42" style:font-name-asian="Helvetica" style:font-size-asian="12pt" style:font-name-complex="Helvetica" style:font-size-complex="12pt"/>
    </style:style>
    <style:style style:name="T24" style:family="text">
      <style:text-properties style:font-name="ArialMT" fo:font-size="12pt" officeooo:rsid="003f5775" style:font-name-asian="Helvetica" style:font-size-asian="12pt" style:font-name-complex="Helvetica" style:font-size-complex="12pt"/>
    </style:style>
    <style:style style:name="T25" style:family="text">
      <style:text-properties style:font-name="ArialMT" fo:font-size="12pt" officeooo:rsid="0040e086" style:font-name-asian="Helvetica" style:font-size-asian="12pt" style:font-name-complex="Helvetica" style:font-size-complex="12pt"/>
    </style:style>
    <style:style style:name="T26" style:family="text">
      <style:text-properties style:font-name="ArialMT" fo:font-size="12pt" officeooo:rsid="0041d5ef" style:font-name-asian="Helvetica" style:font-size-asian="12pt" style:font-name-complex="Helvetica" style:font-size-complex="12pt"/>
    </style:style>
    <style:style style:name="T27" style:family="text">
      <style:text-properties style:font-name="ArialMT" fo:font-size="12pt" officeooo:rsid="0043656e" style:font-name-asian="Helvetica" style:font-size-asian="12pt" style:font-name-complex="Helvetica" style:font-size-complex="12pt"/>
    </style:style>
    <style:style style:name="T28" style:family="text">
      <style:text-properties style:font-name="ArialMT" fo:font-size="12pt" officeooo:rsid="00445e21" style:font-name-asian="Helvetica" style:font-size-asian="12pt" style:font-name-complex="Helvetica" style:font-size-complex="12pt"/>
    </style:style>
    <style:style style:name="T29" style:family="text">
      <style:text-properties style:font-name="ArialMT" fo:font-size="12pt" officeooo:rsid="0049c480" style:font-name-asian="Helvetica" style:font-size-asian="12pt" style:font-name-complex="Helvetica" style:font-size-complex="12pt"/>
    </style:style>
    <style:style style:name="T30" style:family="text">
      <style:text-properties style:font-name="ArialMT" fo:font-size="12pt" officeooo:rsid="00540da8" style:font-name-asian="Helvetica" style:font-size-asian="12pt" style:font-name-complex="Helvetica" style:font-size-complex="12pt"/>
    </style:style>
    <style:style style:name="T31" style:family="text">
      <style:text-properties style:font-name="ArialMT" fo:font-size="12pt" officeooo:rsid="006c3dfd" style:font-name-asian="Helvetica" style:font-size-asian="12pt" style:font-name-complex="Helvetica" style:font-size-complex="12pt"/>
    </style:style>
    <style:style style:name="T32" style:family="text">
      <style:text-properties style:font-name="ArialMT" fo:font-size="12pt" officeooo:rsid="006e5f21" style:font-name-asian="Helvetica" style:font-size-asian="12pt" style:font-name-complex="Helvetica" style:font-size-complex="12pt"/>
    </style:style>
    <style:style style:name="T33" style:family="text">
      <style:text-properties style:font-name="ArialMT" fo:font-size="12pt" officeooo:rsid="006fe874" style:font-name-asian="Helvetica" style:font-size-asian="12pt" style:font-name-complex="Helvetica" style:font-size-complex="12pt"/>
    </style:style>
    <style:style style:name="T34" style:family="text">
      <style:text-properties style:font-name="ArialMT" fo:font-size="12pt" officeooo:rsid="007292bd" style:font-name-asian="Helvetica" style:font-size-asian="12pt" style:font-name-complex="Helvetica" style:font-size-complex="12pt"/>
    </style:style>
    <style:style style:name="T35" style:family="text">
      <style:text-properties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d5bcd" style:font-style-asian="italic" style:font-style-complex="italic"/>
    </style:style>
    <style:style style:name="T38" style:family="text">
      <style:text-properties fo:font-style="italic" officeooo:rsid="0068c16e" style:font-style-asian="italic" style:font-style-complex="italic"/>
    </style:style>
    <style:style style:name="T39" style:family="text">
      <style:text-properties fo:font-style="italic" officeooo:rsid="006a0c01" style:font-style-asian="italic" style:font-style-complex="italic"/>
    </style:style>
    <style:style style:name="T40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41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2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43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4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45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46" style:family="text">
      <style:text-properties officeooo:rsid="000e7c9d"/>
    </style:style>
    <style:style style:name="T47" style:family="text">
      <style:text-properties officeooo:rsid="000f7984"/>
    </style:style>
    <style:style style:name="T48" style:family="text">
      <style:text-properties officeooo:rsid="0017f7e6"/>
    </style:style>
    <style:style style:name="T49" style:family="text">
      <style:text-properties officeooo:rsid="00181cfd"/>
    </style:style>
    <style:style style:name="T50" style:family="text">
      <style:text-properties officeooo:rsid="001cc0d3"/>
    </style:style>
    <style:style style:name="T51" style:family="text">
      <style:text-properties officeooo:rsid="001e8f39"/>
    </style:style>
    <style:style style:name="T52" style:family="text">
      <style:text-properties officeooo:rsid="0020d4c9"/>
    </style:style>
    <style:style style:name="T53" style:family="text">
      <style:text-properties style:font-name="Courier new" officeooo:rsid="0032074a"/>
    </style:style>
    <style:style style:name="T54" style:family="text">
      <style:text-properties officeooo:rsid="0043656e"/>
    </style:style>
    <style:style style:name="T55" style:family="text">
      <style:text-properties officeooo:rsid="00480548"/>
    </style:style>
    <style:style style:name="T56" style:family="text">
      <style:text-properties officeooo:rsid="004d5bcd"/>
    </style:style>
    <style:style style:name="T57" style:family="text">
      <style:text-properties officeooo:rsid="004e6993"/>
    </style:style>
    <style:style style:name="T58" style:family="text">
      <style:text-properties officeooo:rsid="0054ea59"/>
    </style:style>
    <style:style style:name="T59" style:family="text">
      <style:text-properties officeooo:rsid="0057ffcf"/>
    </style:style>
    <style:style style:name="T60" style:family="text">
      <style:text-properties officeooo:rsid="00583958"/>
    </style:style>
    <style:style style:name="T61" style:family="text">
      <style:text-properties officeooo:rsid="005a071b"/>
    </style:style>
    <style:style style:name="T62" style:family="text">
      <style:text-properties officeooo:rsid="00604576"/>
    </style:style>
    <style:style style:name="T63" style:family="text">
      <style:text-properties officeooo:rsid="00606bc4"/>
    </style:style>
    <style:style style:name="T64" style:family="text">
      <style:text-properties officeooo:rsid="00625b8a"/>
    </style:style>
    <style:style style:name="T65" style:family="text">
      <style:text-properties officeooo:rsid="00661728"/>
    </style:style>
    <style:style style:name="T66" style:family="text">
      <style:text-properties officeooo:rsid="0068c16e"/>
    </style:style>
    <style:style style:name="T67" style:family="text">
      <style:text-properties officeooo:rsid="006a0c01"/>
    </style:style>
    <style:style style:name="T68" style:family="text">
      <style:text-properties officeooo:rsid="006ad23e"/>
    </style:style>
    <style:style style:name="T69" style:family="text">
      <style:text-properties officeooo:rsid="007292bd"/>
    </style:style>
    <style:style style:name="T70" style:family="text">
      <style:text-properties officeooo:rsid="0074f598"/>
    </style:style>
    <style:style style:name="T71" style:family="text">
      <style:text-properties officeooo:rsid="007859e5"/>
    </style:style>
    <style:style style:name="T72" style:family="text">
      <style:text-properties officeooo:rsid="007a430b"/>
    </style:style>
    <style:style style:name="T73" style:family="text">
      <style:text-properties officeooo:rsid="007ac998"/>
    </style:style>
    <style:style style:name="T74" style:family="text">
      <style:text-properties officeooo:rsid="007cc2c6"/>
    </style:style>
    <style:style style:name="T75" style:family="text">
      <style:text-properties officeooo:rsid="007fbea4"/>
    </style:style>
    <style:style style:name="T76" style:family="text">
      <style:text-properties style:font-name-asian="Helvetica" style:font-size-asian="12pt" style:font-name-complex="Helvetica"/>
    </style:style>
    <style:style style:name="T77" style:family="text">
      <style:text-properties officeooo:rsid="0083c803" style:font-name-asian="Helvetica" style:font-size-asian="12pt" style:font-name-complex="Helvetica"/>
    </style:style>
    <style:style style:name="T78" style:family="text">
      <style:text-properties officeooo:rsid="00847b56" style:font-name-asian="Helvetica" style:font-size-asian="12pt" style:font-name-complex="Helvetica"/>
    </style:style>
    <style:style style:name="T79" style:family="text">
      <style:text-properties officeooo:rsid="0085823f" style:font-name-asian="Helvetica" style:font-size-asian="12pt" style:font-name-complex="Helvetica"/>
    </style:style>
    <style:style style:name="T80" style:family="text">
      <style:text-properties officeooo:rsid="0086ff9b" style:font-name-asian="Helvetica" style:font-size-asian="12pt" style:font-name-complex="Helvetica"/>
    </style:style>
    <style:style style:name="T81" style:family="text">
      <style:text-properties officeooo:rsid="00896852" style:font-name-asian="Helvetica" style:font-size-asian="12pt" style:font-name-complex="Helvetica"/>
    </style:style>
    <style:style style:name="T82" style:family="text">
      <style:text-properties officeooo:rsid="008b4fbe" style:font-name-asian="Helvetica" style:font-size-asian="12pt" style:font-name-complex="Helvetica"/>
    </style:style>
    <style:style style:name="T83" style:family="text">
      <style:text-properties officeooo:rsid="008d19a9" style:font-name-asian="Helvetica" style:font-size-asian="12pt" style:font-name-complex="Helvetica"/>
    </style:style>
    <style:style style:name="T84" style:family="text">
      <style:text-properties officeooo:rsid="008d93dd" style:font-name-asian="Helvetica" style:font-size-asian="12pt" style:font-name-complex="Helvetica"/>
    </style:style>
    <style:style style:name="T85" style:family="text">
      <style:text-properties officeooo:rsid="008f28d6" style:font-name-asian="Helvetica" style:font-size-asian="12pt" style:font-name-complex="Helvetica"/>
    </style:style>
    <style:style style:name="T86" style:family="text">
      <style:text-properties officeooo:rsid="00900950" style:font-name-asian="Helvetica" style:font-size-asian="12pt" style:font-name-complex="Helvetica"/>
    </style:style>
    <style:style style:name="T87" style:family="text">
      <style:text-properties officeooo:rsid="00907577" style:font-name-asian="Helvetica" style:font-size-asian="12pt" style:font-name-complex="Helvetica"/>
    </style:style>
    <style:style style:name="T88" style:family="text">
      <style:text-properties officeooo:rsid="0083a04d" style:font-name-asian="Helvetica" style:font-size-asian="12pt" style:font-name-complex="Helvetica"/>
    </style:style>
    <style:style style:name="T89" style:family="text">
      <style:text-properties officeooo:rsid="0091cc5a" style:font-name-asian="Helvetica" style:font-size-asian="12pt" style:font-name-complex="Helvetica"/>
    </style:style>
    <style:style style:name="T90" style:family="text">
      <style:text-properties officeooo:rsid="00925d2e" style:font-name-asian="Helvetica" style:font-size-asian="12pt" style:font-name-complex="Helvetic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4">Université </text:span><text:span text:style-name="T45">de </text:span><text:span text:style-name="T44">Montpellier</text:span></text:p>
      <text:p text:style-name="P33"><text:span text:style-name="T44">Faculté des Sciences</text:span><text:span text:style-name="T43"> </text:span></text:p>
      <text:p text:style-name="P34">Département Informatique</text:p>
      <text:p text:style-name="P35"/>
      <text:p text:style-name="P2"><text:span text:style-name="T40">Filière</text:span><text:span text:style-name="T41"> : M</text:span><text:span text:style-name="T42">aster</text:span><text:span text:style-name="T41"> </text:span><text:span text:style-name="T42">I</text:span><text:span text:style-name="T41">nformatique</text:span><text:span text:style-name="T43"> <text:tab/><text:tab/><text:tab/><text:tab/><text:tab/></text:span><text:span text:style-name="T40">Intervenant :</text:span><text:span text:style-name="T41"> Chouki TIBERMACINE</text:span></text:p>
      <text:p text:style-name="P4"/>
      <text:p text:style-name="P5">TP <text:span text:style-name="T46">5</text:span></text:p>
      <text:p text:style-name="P5">Introduction aux plugins Eclipse</text:p>
      <text:p text:style-name="P3"/>
      <text:p text:style-name="P6"><text:span text:style-name="T1">Exercice 1.</text:span> Mini-tutoriel PDE (<text:span text:style-name="T36">Plug-in Development Environment</text:span>)</text:p>
      <text:p text:style-name="P7"/>
      <text:p text:style-name="P8">Sur Eclipse :</text:p>
      <text:list xml:id="list2279409248501970823" text:style-name="L1">
        <text:list-item>
          <text:p text:style-name="P36"><text:span text:style-name="T50">Pour c</text:span>réer un nouveau projet de plugin : (ci-dessous, version anglaise d'Eclipse)</text:p>
          <text:list>
            <text:list-item>
              <text:p text:style-name="P36">Aller au menu File -&gt; New -&gt; Project...</text:p>
            </text:list-item>
            <text:list-item>
              <text:p text:style-name="P36">Choisir Plug-in project puis cliquer sur Next</text:p>
            </text:list-item>
            <text:list-item>
              <text:p text:style-name="P36">Donner un nom à votre projet (ça sera considéré comme le Bundle-Name et le Bundle-SymbolicName dans le Manifest du bundle)</text:p>
            </text:list-item>
            <text:list-item>
              <text:p text:style-name="P36">Dans la section « This plug-in is targeted to run with: », sélectionner « Eclipse version : », et laisser la version indiquée par défaut, puis cliquer sur Next</text:p>
            </text:list-item>
            <text:list-item>
              <text:p text:style-name="P36">L'assistant de création de projet (le wizard) vous propose de créer automatiquement l'activateur du bundle. Décocher cette case (nous n'avons pas besoin d'activateur dans l'exercice ci-dessous)</text:p>
            </text:list-item>
            <text:list-item>
              <text:p text:style-name="P36">Laisser la case qui indique que votre plugin apporte des contributions à l'interface utilisateur (UI) d'Eclipse, puis cliquer sur Finish</text:p>
            </text:list-item>
            <text:list-item>
              <text:p text:style-name="P36">Accepter la proposition d'Eclipse d'ouvrir la perspective PDE.</text:p>
            </text:list-item>
          </text:list>
          <text:p text:style-name="P36"/>
        </text:list-item>
        <text:list-item>
          <text:p text:style-name="P36"><text:span text:style-name="T50">Pour é</text:span>diter le contenu du plugin Eclipse :</text:p>
          <text:list>
            <text:list-item>
              <text:p text:style-name="P36">Eclipse ouvre automatiquement au centre de la fenêtre l'éditeur de PDE qui permet d'éditer graphiquement ou textuellement l<text:span text:style-name="T51">a configuration</text:span> du plugin (Manifest du bundle + le fichier plugin.xml)</text:p>
            </text:list-item>
            <text:list-item>
              <text:p text:style-name="P37">Aller dans l'onglet «<text:span text:style-name="T47">Dependencies</text:span>» et cliquer sur « Add... » <text:span text:style-name="T47">(org.eclipse.ui), si celle-ci n’apparaît pas déjà dans les dépendances du plugin</text:span></text:p>
            </text:list-item>
            <text:list-item>
              <text:p text:style-name="P36">Aller dans l'onglet « Extensions » et cliquer sur « Add... » <text:span text:style-name="T65">pour définir les contributions (les extensions) du plugin</text:span></text:p>
            </text:list-item>
            <text:list-item>
              <text:p text:style-name="P36"><text:span text:style-name="T52">Pour réaliser l’exercice suivant (Plugin Helloer), i</text:span>l faudra choisir les points d'extension <text:span text:style-name="T52">indiqués dans le cours. Vous pouvez aussi éditer directement plugin.xml dans l’onglet dédié</text:span></text:p>
              <text:list>
                <text:list-item>
                  <text:list>
                    <text:list-header>
                      <text:p text:style-name="P48"/>
                    </text:list-header>
                    <text:list-item>
                      <text:p text:style-name="P48">Pour démarrer Eclipse en y intégrant votre plugin :</text:p>
                      <text:list>
                        <text:list-item>
                          <text:p text:style-name="P49">Activer le menu contextuel de votre projet de plugin, puis choisir « Run As » → « Eclipse Application »</text:p>
                        </text:list-item>
                        <text:list-item>
                          <text:p text:style-name="P38">L'instance courante d'Eclipse va démarrer une autre instance d'Eclipse <text:span text:style-name="T48">(appelée « Target Runtime ») </text:span>et les contributions de votre plugin seront intégrées à cette instance (ainsi que toutes les contributions des projets de plugins ouverts dans <text:soft-page-break/>la première instance d'Eclipse). <text:span text:style-name="T49">Cette « Target Platform » peut être paramétrée dans « Run Configurations... » du menu contextuel « Run As » (pour sélectionner par exemple la liste des bundles/plugins qui seront déployés avec votre plugin)</text:span></text:p>
                          <text:p text:style-name="P3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8">Exercice </text:span><text:span text:style-name="T9">2</text:span><text:span text:style-name="T8">.</text:span><text:span text:style-name="T11"> </text:span><text:span text:style-name="T12">Plugin Helloer</text:span></text:p>
      <text:p text:style-name="P10">Créer un plugin qui <text:span text:style-name="T67">contribue</text:span> au menu principal d’Eclipse <text:span text:style-name="T68">en ajoutant </text:span>un<text:span text:style-name="T66">e</text:span> <text:span text:style-name="T38">menu</text:span><text:span text:style-name="T39">C</text:span><text:span text:style-name="T38">ontribution</text:span> « Helloer », qui comporte une commande Say Hello. En cliquant sur cette commande le plugin affiche une boite de dialogue avec le message « Hello World »</text:p>
      <text:p text:style-name="P10"/>
      <text:p text:style-name="P11">La configuration et le code de ce plugin (fichiers plugin.xml, MANIFEST.MF et la classe Handler de la commande) sont disponibles dans le dépôt Github</text:p>
      <text:p text:style-name="P16"/>
      <text:p text:style-name="P17"><text:span text:style-name="T8">Exercice </text:span><text:span text:style-name="T9">3</text:span><text:span text:style-name="T8">.</text:span><text:span text:style-name="T35"> </text:span><text:span text:style-name="T2">Plugin </text:span><text:span text:style-name="T3">de </text:span><text:span text:style-name="T5">manipulation</text:span><text:span text:style-name="T3"> </text:span><text:span text:style-name="T4">de </text:span><text:span text:style-name="T6">texte (</text:span><text:span text:style-name="T4">code source Java</text:span><text:span text:style-name="T6">)</text:span></text:p>
      <text:p text:style-name="P19"><text:span text:style-name="T14">C</text:span><text:span text:style-name="T13">réer un </text:span><text:span text:style-name="T24">nouveau</text:span><text:span text:style-name="T13"> plugin qui contribue au menu contextuel (popup) </text:span><text:span text:style-name="T31">activable sur le</text:span><text:span text:style-name="T13"> code source Java </text:span><text:span text:style-name="T15">(id du point d’extension : </text:span><text:span text:style-name="T17">popup:org.eclipse.jdt.ui.source.menu</text:span><text:span text:style-name="T15">) </text:span><text:span text:style-name="T13">pour ajouter une commande permettant </text:span><text:span text:style-name="T15">d’</text:span><text:span text:style-name="T16">insérer </text:span><text:span text:style-name="T18">une ligne vide </text:span><text:span text:style-name="T29">avant et </text:span><text:span text:style-name="T18">après chaque instruction </text:span><text:span text:style-name="T29">pour « aérer » un peu le code </text:span><text:span text:style-name="T22">dans une zone de texte sélectionnée par l’utilisateur</text:span><text:span text:style-name="T18">. </text:span><text:span text:style-name="T25">Voilà la démarche à suivre :</text:span></text:p>
      <text:p text:style-name="P9"/>
      <text:p text:style-name="P21"><text:span text:style-name="T23">Pour commencer, i</text:span><text:span text:style-name="T13">l faudra déclarer </text:span><text:span text:style-name="T19">d</text:span><text:span text:style-name="T13">es dépendances </text:span><text:span text:style-name="T19">aux plugins </text:span><text:span text:style-name="T13">suivants. </text:span><text:span text:style-name="T26">Cela peut se faire dans l’onglet « Dependencies », puis cliquer sur « Add ».</text:span></text:p>
      <text:p text:style-name="P24">org.eclipse.ui</text:p>
      <text:p text:style-name="P24">org.eclipse.ui.editors</text:p>
      <text:p text:style-name="P24">org.eclipse.jdt.core</text:p>
      <text:p text:style-name="P24">org.eclipse.jdt.ui</text:p>
      <text:p text:style-name="P24">org.eclipse.jface.text</text:p>
      <text:p text:style-name="P9"/>
      <text:p text:style-name="P22"><text:span text:style-name="T18">E</text:span><text:span text:style-name="T13">nsuite, il faudra définir les extensions aux points </text:span><text:span text:style-name="T32">ci-dessous</text:span><text:span text:style-name="T13">. </text:span><text:span text:style-name="T26">Cela peut se faire simplement dans l’onglet « Extensions » : cliquer sur « Add », choisir le point d’extension, le paramétrer </text:span><text:span text:style-name="T27">(nom, id, …),</text:span><text:span text:style-name="T33"> activer</text:span><text:span text:style-name="T26"> le menu contextuel (cliquer <text:s/></text:span><text:span text:style-name="T33">sur le </text:span><text:span text:style-name="T26">bouton droit) </text:span><text:span text:style-name="T27">de l’élément que vous venez de créer </text:span><text:span text:style-name="T26">pour lui ajouter des éléments </text:span><text:span text:style-name="T27">enfants </text:span><text:span text:style-name="T26">(</text:span><text:span text:style-name="T34">ajouter </text:span><text:span text:style-name="T26">une commande à une contribution de menu par exemple : New &gt; menuContribution)</text:span></text:p>
      <text:p text:style-name="P32"><text:span text:style-name="T69">Les p</text:span>oints d’extension <text:span text:style-name="T69">auxquels il faudra contribuer sont</text:span> :</text:p>
      <text:p text:style-name="P28">org.eclipse.ui.menus</text:p>
      <text:p text:style-name="P28"><text:tab/>locationURI=<text:span text:style-name="T53">"</text:span>popup:org.eclipse.jdt.ui.source.menu?after=CleanUp<text:span text:style-name="T53">"</text:span></text:p>
      <text:p text:style-name="P30">org.eclipse.ui.commands</text:p>
      <text:p text:style-name="P29">org.eclipse.ui.handlers</text:p>
      <text:p text:style-name="P29"/>
      <text:p text:style-name="P31">Dans la définition de la <text:span text:style-name="T54">contribution</text:span> au menu avec la nouvelle commande, vous pouvez entourer <text:span text:style-name="T70">cette </text:span>commande d<text:span text:style-name="T54">e 2</text:span> séparateur<text:span text:style-name="T54">s/lignes (un(e) avant et un(e) après)</text:span> : <text:span text:style-name="T71">activer le menu contextuel de la contribution de menu, puis « New » &gt; « separator » et paramétrer le séparateur.</text:span></text:p>
      <text:p text:style-name="P29"/>
      <text:p text:style-name="P20"><text:span text:style-name="T20">Dans le handler de la commande associé</text:span><text:span text:style-name="T21">e</text:span><text:span text:style-name="T20"> au menu </text:span><text:span text:style-name="T30">(classe qui étend AbstractHandler)</text:span><text:span text:style-name="T20">, a</text:span><text:span text:style-name="T13">fin de récupérer le texte sélectionné par l’utilisateur, il faudrait </text:span><text:span text:style-name="T28">d’abord s’assurer que la commande a été activée depuis un éditeur de code source Java et que la sélection correspond à du texte, en </text:span><text:span text:style-name="T13">écri</text:span><text:span text:style-name="T28">vant</text:span><text:span text:style-name="T13"> :</text:span></text:p>
      <text:p text:style-name="P25"><text:soft-page-break/>public Object execute(ExecutionEvent event) throws ExecutionException {</text:p>
      <text:p text:style-name="P23"><text:s text:c="2"/>String activePartId = HandlerUtil.getActivePartId(event);</text:p>
      <text:p text:style-name="P23"><text:s text:c="2"/>if(activePartId.equals("org.eclipse.jdt.ui.CompilationUnitEditor")) {</text:p>
      <text:p text:style-name="P23"><text:s text:c="4"/>ISelection selection = HandlerUtil.getCurrentSelection(event);<text:tab/><text:tab/></text:p>
      <text:p text:style-name="P23"><text:s text:c="4"/>if(selection instanceof TextSelection) {</text:p>
      <text:p text:style-name="P23"><text:tab/> <text:s/>TextSelection texte = (TextSelection)selection;<text:tab/><text:tab/><text:tab/><text:tab/></text:p>
      <text:p text:style-name="P23"><text:tab/> <text:s/>MessageDialog.openInformation(null, "Info", texte.getText());</text:p>
      <text:p text:style-name="P23"><text:s text:c="6"/>// ... <text:span text:style-name="T59">A compléter par le code expliqué ci-dessous ...</text:span></text:p>
      <text:p text:style-name="P23"><text:s text:c="4"/>}</text:p>
      <text:p text:style-name="P23"><text:s text:c="2"/><text:span text:style-name="T58">}</text:span></text:p>
      <text:p text:style-name="P23">}</text:p>
      <text:p text:style-name="P12"/>
      <text:p text:style-name="P15"><text:span text:style-name="T60">Ajouter les imports nécessaires et t</text:span>ester <text:span text:style-name="T57">votre plugin avec ce code avant d’aller plus loin.</text:span></text:p>
      <text:p text:style-name="P12"/>
      <text:p text:style-name="P14"><text:span text:style-name="T73">À</text:span> l’<text:span text:style-name="T72">endroit indiqué</text:span> <text:span text:style-name="T61">ci-dessus, r</text:span>emplacer <text:span text:style-name="T74">dans le texte récupéré de la sélection chaque </text:span>retour à la ligne par un double retour à la ligne :</text:p>
      <text:p text:style-name="P26">String str = texte.getText();<text:tab/><text:tab/><text:tab/><text:tab/><text:tab/><text:tab/><text:tab/><text:tab/></text:p>
      <text:p text:style-name="P26">str = str.replace("\n", "\n \n");</text:p>
      <text:p text:style-name="P13"/>
      <text:p text:style-name="P13">Réécrire la sélection dans le fichier de code source. <text:span text:style-name="T55">Pour cela, il faudrait écrire :</text:span></text:p>
      <text:p text:style-name="P26">IEditorPart part = HandlerUtil.getActiveEditor(event);</text:p>
      <text:p text:style-name="P27">if(part instanceof ITextEditor) {</text:p>
      <text:p text:style-name="P26"><text:tab/>ITextEditor editor = (ITextEditor)part;</text:p>
      <text:p text:style-name="P26"><text:tab/>IDocumentProvider prov = editor.getDocumentProvider();</text:p>
      <text:p text:style-name="P26"><text:tab/>IDocument doc = prov.getDocument(editor.getEditorInput());</text:p>
      <text:p text:style-name="P26"><text:tab/>try {</text:p>
      <text:p text:style-name="P26"><text:tab/><text:tab/>doc.replace(texte.getOffset(), texte.getLength(), str);</text:p>
      <text:p text:style-name="P26"><text:tab/>} catch (BadLocationException e) {<text:tab/><text:tab/><text:tab/><text:tab/><text:tab/></text:p>
      <text:p text:style-name="P26"><text:tab/><text:tab/>e.printStackTrace();</text:p>
      <text:p text:style-name="P26"><text:tab/>}</text:p>
      <text:p text:style-name="P27">}</text:p>
      <text:p text:style-name="P13"/>
      <text:p text:style-name="P39">Une façon plus propre de faire la même chose consiste à passer par <text:span text:style-name="T62">les plugins </text:span>JDT <text:span text:style-name="T56">(</text:span><text:span text:style-name="T37">Java Development Tools</text:span><text:span text:style-name="T56">)</text:span> <text:span text:style-name="T62">et leur API </text:span>pour parser le code <text:span text:style-name="T75">sélectionné</text:span>, le modifier <text:span text:style-name="T63">(en indentant les instructions bien comme il faut à la fin)</text:span> et réécrire l’arbre syntaxique dans le <text:span text:style-name="T64">document</text:span>. Mais comme <text:span text:style-name="T55">la modification faite sur la sélection est très basique (un simple ajout de retours à la ligne), on peut se contenter de la solution décrite ci-dessus, en laissant JDT pour les modifications sur le code source, qui peuvent introduire des erreurs de lexique/syntaxe.</text:span></text:p>
      <text:p text:style-name="P39"/>
      <text:p text:style-name="P47"><text:span text:style-name="T8">Exercice </text:span><text:span text:style-name="T10">4</text:span><text:span text:style-name="T8">.</text:span><text:span text:style-name="T35"> </text:span><text:span text:style-name="T7">Plugins Helloer et Printer</text:span></text:p>
      <text:p text:style-name="P40"><text:span text:style-name="T76">Reprendre le plugin de l’exo 2.</text:span></text:p>
      <text:p text:style-name="P40"><text:span text:style-name="T76"/></text:p>
      <text:p text:style-name="P40"><text:span text:style-name="T76">Lui ajouter deux points d’extension :</text:span></text:p>
      <text:p text:style-name="P40"><text:span text:style-name="T76">1. message : pour attendre des contributions d’autres plugins pour apporter un message de bienvenue à afficher en remplacement de « Hello World »</text:span></text:p>
      <text:p text:style-name="P40"><text:span text:style-name="T76">2. printer : pour attendre des contributions d’autres plugins pour apporter des classes </text:span><text:span text:style-name="T79">implémentant une interface </text:span><text:span text:style-name="T80">avec la</text:span><text:span text:style-name="T76"> méthode print, </text:span><text:span text:style-name="T86">et </text:span><text:span text:style-name="T76">qui peuvent afficher le message de différentes façons</text:span></text:p>
      <text:p text:style-name="P41"><text:span text:style-name="T76"/></text:p>
      <text:p text:style-name="P44"><text:span text:style-name="T76">Le modifier pour s’appuyer sur les </text:span><text:span text:style-name="T87">potentiels </text:span><text:span text:style-name="T76">plugins qui contribuent avec des </text:span><text:soft-page-break/><text:span text:style-name="T76">extensions </text:span><text:span text:style-name="T81">à ces deux points</text:span><text:span text:style-name="T76">. </text:span><text:span text:style-name="T78">(Voir les transparents de cours pour voir comment exploiter ces contributions.)</text:span></text:p>
      <text:p text:style-name="P46"><text:span text:style-name="T78">P</text:span><text:span text:style-name="T76">ar défaut, s’il n’y a pas de contributions, le plugin affiche « Hello World » </text:span><text:span text:style-name="T88">dans la console </text:span><text:span text:style-name="T82">(System.out.println(…)).</text:span></text:p>
      <text:p text:style-name="P44"><text:span text:style-name="T78"/></text:p>
      <text:p text:style-name="P43"><text:span text:style-name="T76">Définir un plugin </text:span><text:span text:style-name="T85">Message</text:span><text:span text:style-name="T76">, qui apporte </text:span><text:span text:style-name="T83">une</text:span><text:span text:style-name="T76"> extension </text:span><text:span text:style-name="T83">au premier point d’extension </text:span><text:span text:style-name="T76">: un message (« Bonjour à tous »)</text:span></text:p>
      <text:p text:style-name="P43"><text:span text:style-name="T76"/></text:p>
      <text:p text:style-name="P43"><text:span text:style-name="T83">Définir un autre plugin </text:span><text:span text:style-name="T85">Printer </text:span><text:span text:style-name="T83">qui contribue avec </text:span><text:span text:style-name="T76">une classe qui affiche </text:span><text:span text:style-name="T89">un</text:span><text:span text:style-name="T76"> message </text:span><text:span text:style-name="T87">en utilisant MessageDialog.openInformation(...)</text:span><text:span text:style-name="T76">.</text:span></text:p>
      <text:p text:style-name="P42"><text:span text:style-name="T77"/></text:p>
      <text:p text:style-name="P45"><text:span text:style-name="T76">Démarrer Eclipse avec ces </text:span><text:span text:style-name="T84">trois</text:span><text:span text:style-name="T76"> plugins </text:span><text:span text:style-name="T90">et tester la commande « Say Hello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rier new" svg:font-family="'Courrier new'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14T23:10:22.940393445</dc:date>
    <dc:language>fr-FR</dc:language>
    <meta:editing-cycles>378</meta:editing-cycles>
    <meta:editing-duration>P2DT20H8M2S</meta:editing-duration>
    <meta:document-statistic meta:table-count="0" meta:image-count="0" meta:object-count="0" meta:page-count="4" meta:paragraph-count="85" meta:word-count="1132" meta:character-count="7585" meta:non-whitespace-character-count="6487"/>
    <meta:user-defined meta:name="Info 1"/>
    <meta:user-defined meta:name="Info 2"/>
    <meta:user-defined meta:name="Info 3"/>
    <meta:user-defined meta:name="Info 4"/>
  </office:meta>
</office:document-meta>
</file>